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4.0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cm" svg:height="1.3cm" svg:x="8.2cm" svg:y="1cm">
          <text:p text:style-name="P1"><text:span text:style-name="T1">Power 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6cm" svg:height="1cm" svg:x="8.2cm" svg:y="4.2cm">
          <text:p text:style-name="P1"><text:span text:style-name="T1">Already connected 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6cm" svg:height="1.3cm" svg:x="1.3cm" svg:y="6.7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1.3cm" svg:x="14.3cm" svg:y="6.7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3cm" svg:x="1.3cm" svg:y="8.6cm">
          <text:p text:style-name="P1"><text:span text:style-name="T1">Scan Wif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3cm" svg:x="8.2cm" svg:y="2.6cm">
          <text:p text:style-name="P1"><text:span text:style-name="T1">Configure as SOFTA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3cm" svg:x="1.3cm" svg:y="10.5cm">
          <text:p text:style-name="P1"><text:span text:style-name="T1">Start TCP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3cm" svg:x="1.3cm" svg:y="12.3cm">
          <text:p text:style-name="P1"><text:span text:style-name="T1">Wait for network choice</text:span></text:p>
          <text:p text:style-name="P1"><text:span text:style-name="T1">from us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5cm" svg:y1="5.2cm" svg:x2="3.6cm" svg:y2="6.7cm" draw:start-shape="id1" draw:start-glue-point="2" draw:end-shape="id2" draw:end-glue-point="0" svg:d="M10500 5200v751h-6900v749" svg:viewBox="0 0 6901 1501">
          <text:p/>
        </draw:connector>
        <draw:connector draw:style-name="gr3" draw:text-style-name="P2" draw:layer="layout" svg:x1="10.5cm" svg:y1="5.2cm" svg:x2="16.6cm" svg:y2="6.7cm" draw:start-shape="id1" draw:start-glue-point="2" draw:end-shape="id3" draw:end-glue-point="0" svg:d="M10500 5200v751h6100v749" svg:viewBox="0 0 6101 1501">
          <text:p/>
        </draw:connector>
        <draw:custom-shape draw:style-name="gr1" draw:text-style-name="P1" draw:layer="layout" svg:width="4.6cm" svg:height="1.3cm" svg:x="1.3cm" svg:y="14.2cm">
          <text:p text:style-name="P1"><text:span text:style-name="T1">Connect to networ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4:48:23.299086004</meta:creation-date>
    <dc:date>2018-06-27T15:22:46.603966448</dc:date>
    <meta:editing-duration>PT24M13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